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31343" officeooo:paragraph-rsid="00031343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31343" officeooo:paragraph-rsid="0003134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normal" officeooo:rsid="00031343" officeooo:paragraph-rsid="00031343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429e8" officeooo:paragraph-rsid="000429e8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31343" officeooo:paragraph-rsid="00031343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31343" officeooo:paragraph-rsid="00031343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5067f" officeooo:paragraph-rsid="0005067f" style:font-size-asian="14pt" style:font-weight-asian="normal" style:font-size-complex="14pt" style:font-weight-complex="normal"/>
    </style:style>
    <style:style style:name="T1" style:family="text">
      <style:text-properties officeooo:rsid="00042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</text:p>
      <text:p text:style-name="P1"/>
      <text:p text:style-name="P2">Urgent: <text:span text:style-name="T1">FOR NEXT WEEK (14/2/18):</text:span> </text:p>
      <text:p text:style-name="P2"/>
      <text:p text:style-name="P3">ADC interface:<text:span text:style-name="T1">(H+C)</text:span></text:p>
      <text:p text:style-name="P3"><text:tab/>Spi w/ any signal</text:p>
      <text:p text:style-name="P3">Stepper motor stepping research:<text:span text:style-name="T1">(H)</text:span></text:p>
      <text:p text:style-name="P3"><text:tab/>drive signal</text:p>
      <text:p text:style-name="P3"><text:tab/>hardware required</text:p>
      <text:p text:style-name="P3">Ultrasound w/ scope &amp; sig gen:<text:span text:style-name="T1">(C)</text:span></text:p>
      <text:p text:style-name="P3"><text:tab/>signal level in/out</text:p>
      <text:p text:style-name="P3"><text:tab/>distance(?)</text:p>
      <text:p text:style-name="P3"><text:tab/>rectify(?)</text:p>
      <text:p text:style-name="P3">Breadboarding:</text:p>
      <text:p text:style-name="P3"><text:tab/>ultrasound<text:span text:style-name="T1">(C)</text:span></text:p>
      <text:p text:style-name="P3"><text:tab/>motor driving<text:span text:style-name="T1">(H)</text:span></text:p>
      <text:p text:style-name="P3">Presentation:<text:span text:style-name="T1">(H+C)</text:span></text:p>
      <text:p text:style-name="P3"><text:tab/>Slides: <text:span text:style-name="T1">system block diagram</text:span></text:p>
      <text:p text:style-name="P3"><text:tab/>Readme: description → plan</text:p>
      <text:p text:style-name="P3"><text:tab/><text:tab/>answer list of questions</text:p>
      <text:p text:style-name="P3"><text:tab/>Gantt chart(?)</text:p>
      <text:p text:style-name="P3"><text:tab/><text:span text:style-name="T1">pictures of individuals playing bowls</text:span></text:p>
      <text:p text:style-name="P2"/>
      <text:p text:style-name="P2">Moderate:</text:p>
      <text:p text:style-name="P4">Software architecture:</text:p>
      <text:p text:style-name="P4"><text:tab/>no. of threads</text:p>
      <text:p text:style-name="P4"><text:tab/>data in/out</text:p>
      <text:p text:style-name="P4"><text:tab/>BLOCK DIAGRAM </text:p>
      <text:p text:style-name="P5">Bluetooth:</text:p>
      <text:p text:style-name="P5"/>
      <text:p text:style-name="P7"><text:tab/>http://people.csail.mit.edu/albert/bluez-intro/c404.html</text:p>
      <text:p text:style-name="P5"><text:tab/>laptop → pi</text:p>
      <text:p text:style-name="P5"><text:tab/>pi → laptop</text:p>
      <text:p text:style-name="P3">Hardware design:</text:p>
      <text:p text:style-name="P3"><text:tab/>Ultrasound driving/reading PCB</text:p>
      <text:p text:style-name="P3"><text:tab/>Stepper motor driving</text:p>
      <text:p text:style-name="P3">PIN map</text:p>
      <text:p text:style-name="P3">GUI (python):</text:p>
      <text:p text:style-name="P3"><text:tab/><text:span text:style-name="T1">draw circles (green background, white middle, black bowls)</text:span></text:p>
      <text:p text:style-name="P5"/>
      <text:p text:style-name="P2">Chill:</text:p>
      <text:p text:style-name="P3"><text:soft-page-break/>Ultrasound from pi</text:p>
      <text:p text:style-name="P5">Increasing speed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49:38.594682000</meta:creation-date>
    <dc:date>2018-02-08T21:15:54.163021037</dc:date>
    <meta:editing-duration>PT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101" meta:character-count="772" meta:non-whitespace-character-count="684"/>
  </office:meta>
</office:document-meta>
</file>